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margin-left="0.0102in" fo:margin-right="0in" fo:margin-top="0in" fo:margin-bottom="0.1in" fo:text-align="center" style:justify-single-word="false" fo:text-indent="0in" style:auto-text-indent="false" fo:break-before="page"/>
      <style:text-properties fo:font-size="20pt" fo:font-weight="bold" style:font-size-asian="20pt" style:font-weight-asian="bold" style:font-size-complex="20pt" style:font-weight-complex="bold"/>
    </style:style>
    <style:style style:name="P3" style:family="paragraph" style:parent-style-name="Standard">
      <style:paragraph-properties fo:margin-left="0.0102in" fo:margin-right="0in" fo:margin-top="0in" fo:margin-bottom="0.1in" fo:text-indent="0in" style:auto-text-indent="false"/>
      <style:text-properties fo:font-weight="normal" style:font-weight-asian="normal" style:font-weight-complex="normal"/>
    </style:style>
    <style:style style:name="P4" style:family="paragraph" style:parent-style-name="Standard" style:list-style-name="L20"/>
    <style:style style:name="P5" style:family="paragraph" style:parent-style-name="Standard" style:list-style-name="L22"/>
    <style:style style:name="P6" style:family="paragraph" style:parent-style-name="Standard" style:list-style-name="L24">
      <style:text-properties fo:font-weight="normal" style:font-weight-asian="normal" style:font-weight-complex="normal"/>
    </style:style>
    <style:style style:name="P7" style:family="paragraph" style:parent-style-name="Standard" style:list-style-name="L1">
      <style:paragraph-properties fo:margin-top="0in" fo:margin-bottom="0.1in"/>
      <style:text-properties fo:font-weight="bold" style:font-weight-asian="bold" style:font-weight-complex="bold"/>
    </style:style>
    <style:style style:name="P8" style:family="paragraph" style:parent-style-name="Standard" style:list-style-name="L1">
      <style:paragraph-properties fo:margin-top="0in" fo:margin-bottom="0.1in"/>
      <style:text-properties fo:font-weight="bold" style:font-weight-asian="bold" style:font-weight-complex="bold"/>
    </style:style>
    <style:style style:name="P9" style:family="paragraph" style:parent-style-name="Standard" style:list-style-name="L1">
      <style:paragraph-properties fo:margin-top="0in" fo:margin-bottom="0.1in"/>
    </style:style>
    <style:style style:name="P10" style:family="paragraph" style:parent-style-name="Standard" style:list-style-name="L3">
      <style:paragraph-properties fo:margin-left="0.4925in" fo:margin-right="0in" fo:margin-top="0in" fo:margin-bottom="0.1in" fo:text-indent="0in" style:auto-text-indent="false"/>
      <style:text-properties fo:font-weight="normal" style:font-weight-asian="normal" style:font-weight-complex="normal"/>
    </style:style>
    <style:style style:name="P11" style:family="paragraph" style:parent-style-name="Standard" style:list-style-name="L6">
      <style:paragraph-properties fo:margin-left="0.4925in" fo:margin-right="0in" fo:margin-top="0in" fo:margin-bottom="0.1in" fo:text-indent="0in" style:auto-text-indent="false"/>
      <style:text-properties fo:font-weight="normal" style:font-weight-asian="normal" style:font-weight-complex="normal"/>
    </style:style>
    <style:style style:name="P12" style:family="paragraph" style:parent-style-name="Standard" style:list-style-name="L10">
      <style:paragraph-properties fo:margin-left="0.4925in" fo:margin-right="0in" fo:margin-top="0in" fo:margin-bottom="0.1in" fo:text-indent="0in" style:auto-text-indent="false"/>
      <style:text-properties fo:font-weight="normal" style:font-weight-asian="normal" style:font-weight-complex="normal"/>
    </style:style>
    <style:style style:name="P13" style:family="paragraph" style:parent-style-name="Standard" style:list-style-name="L11">
      <style:paragraph-properties fo:margin-left="0.4925in" fo:margin-right="0in" fo:margin-top="0in" fo:margin-bottom="0.1in" fo:text-indent="0in" style:auto-text-indent="false"/>
      <style:text-properties fo:font-weight="normal" style:font-weight-asian="normal" style:font-weight-complex="normal"/>
    </style:style>
    <style:style style:name="P14" style:family="paragraph" style:parent-style-name="Standard" style:list-style-name="L13">
      <style:paragraph-properties fo:margin-left="0.4925in" fo:margin-right="0in" fo:margin-top="0in" fo:margin-bottom="0.1in" fo:text-indent="0in" style:auto-text-indent="false"/>
      <style:text-properties fo:font-weight="normal" style:font-weight-asian="normal" style:font-weight-complex="normal"/>
    </style:style>
    <style:style style:name="P15" style:family="paragraph" style:parent-style-name="Standard" style:list-style-name="L18">
      <style:paragraph-properties fo:margin-left="0.4925in" fo:margin-right="0in" fo:margin-top="0in" fo:margin-bottom="0.1in" fo:text-align="start" style:justify-single-word="false" fo:text-indent="0in" style:auto-text-indent="false"/>
      <style:text-properties fo:font-weight="normal" style:font-weight-asian="normal" style:font-weight-complex="normal"/>
    </style:style>
    <style:style style:name="P16" style:family="paragraph" style:parent-style-name="Standard" style:list-style-name="L19">
      <style:paragraph-properties fo:margin-left="0.4925in" fo:margin-right="0in" fo:margin-top="0in" fo:margin-bottom="0.1in" fo:text-indent="0in" style:auto-text-indent="false"/>
      <style:text-properties fo:font-weight="normal" style:font-weight-asian="normal" style:font-weight-complex="normal"/>
    </style:style>
    <style:style style:name="P17" style:family="paragraph" style:parent-style-name="Standard" style:list-style-name="L19">
      <style:paragraph-properties fo:margin-left="0.4925in" fo:margin-right="0in" fo:margin-top="0in" fo:margin-bottom="0.1in" fo:text-indent="0in" style:auto-text-indent="false"/>
      <style:text-properties fo:font-weight="normal" style:font-weight-asian="normal" style:font-weight-complex="normal"/>
    </style:style>
    <style:style style:name="P18" style:family="paragraph" style:parent-style-name="Standard" style:list-style-name="L28">
      <style:paragraph-properties fo:margin-left="0.4925in" fo:margin-right="0in" fo:margin-top="0in" fo:margin-bottom="0.1in" fo:text-indent="0in" style:auto-text-indent="false"/>
      <style:text-properties fo:font-weight="normal" style:font-weight-asian="normal" style:font-weight-complex="normal"/>
    </style:style>
    <style:style style:name="P19" style:family="paragraph" style:parent-style-name="Standard" style:list-style-name="L17">
      <style:paragraph-properties fo:margin-left="0.4925in" fo:margin-right="0in" fo:margin-top="0in" fo:margin-bottom="0.1in" fo:text-indent="0in" style:auto-text-indent="false"/>
      <style:text-properties fo:font-weight="normal" style:font-weight-asian="normal" style:font-weight-complex="normal"/>
    </style:style>
    <style:style style:name="P20" style:family="paragraph" style:parent-style-name="Standard" style:list-style-name="L33">
      <style:paragraph-properties fo:margin-left="0.4925in" fo:margin-right="0in" fo:margin-top="0in" fo:margin-bottom="0.1in" fo:text-indent="0in" style:auto-text-indent="false"/>
      <style:text-properties fo:font-weight="normal" style:font-weight-asian="normal" style:font-weight-complex="normal"/>
    </style:style>
    <style:style style:name="P21" style:family="paragraph" style:parent-style-name="Standard" style:list-style-name="L5">
      <style:paragraph-properties fo:margin-left="0.4925in" fo:margin-right="0in" fo:margin-top="0in" fo:margin-bottom="0.1in" fo:text-indent="0in" style:auto-text-indent="false"/>
      <style:text-properties fo:font-weight="bold" style:font-weight-asian="bold" style:font-weight-complex="bold"/>
    </style:style>
    <style:style style:name="P22" style:family="paragraph" style:parent-style-name="Standard" style:list-style-name="L7">
      <style:paragraph-properties fo:margin-left="0.4925in" fo:margin-right="0in" fo:margin-top="0in" fo:margin-bottom="0.1in" fo:text-indent="0in" style:auto-text-indent="false"/>
      <style:text-properties fo:font-weight="bold" style:font-weight-asian="bold" style:font-weight-complex="bold"/>
    </style:style>
    <style:style style:name="P23" style:family="paragraph" style:parent-style-name="Standard" style:list-style-name="L18">
      <style:paragraph-properties fo:margin-left="0.4925in" fo:margin-right="0in" fo:text-indent="0in" style:auto-text-indent="false"/>
    </style:style>
    <style:style style:name="P24" style:family="paragraph" style:parent-style-name="Standard" style:list-style-name="L21">
      <style:paragraph-properties fo:margin-left="0.4925in" fo:margin-right="0in" fo:text-indent="0in" style:auto-text-indent="false"/>
    </style:style>
    <style:style style:name="P25" style:family="paragraph" style:parent-style-name="Standard" style:list-style-name="L23">
      <style:paragraph-properties fo:margin-left="0.4925in" fo:margin-right="0in" fo:text-indent="0in" style:auto-text-indent="false"/>
    </style:style>
    <style:style style:name="P26" style:family="paragraph" style:parent-style-name="Standard" style:list-style-name="L23">
      <style:paragraph-properties fo:margin-left="0.4925in" fo:margin-right="0in" fo:text-indent="0in" style:auto-text-indent="false"/>
    </style:style>
    <style:style style:name="P27" style:family="paragraph" style:parent-style-name="Standard" style:list-style-name="L18">
      <style:paragraph-properties fo:margin-left="0.4925in" fo:margin-right="0in" fo:margin-top="0.1in" fo:margin-bottom="0.1201in" fo:text-align="start" style:justify-single-word="false" fo:text-indent="0in" style:auto-text-indent="false"/>
      <style:text-properties fo:font-weight="normal" style:font-weight-asian="normal" style:font-weight-complex="normal"/>
    </style:style>
    <style:style style:name="P28" style:family="paragraph" style:parent-style-name="Standard" style:list-style-name="L4">
      <style:paragraph-properties fo:margin-left="0.9846in" fo:margin-right="0in" fo:margin-top="0in" fo:margin-bottom="0.1in" fo:text-indent="0in" style:auto-text-indent="false"/>
      <style:text-properties fo:font-weight="normal" style:font-weight-asian="normal" style:font-weight-complex="normal"/>
    </style:style>
    <style:style style:name="P29" style:family="paragraph" style:parent-style-name="Standard" style:list-style-name="L8">
      <style:paragraph-properties fo:margin-left="0.9846in" fo:margin-right="0in" fo:margin-top="0in" fo:margin-bottom="0.1in" fo:text-indent="0in" style:auto-text-indent="false"/>
      <style:text-properties fo:font-weight="normal" style:font-weight-asian="normal" style:font-weight-complex="normal"/>
    </style:style>
    <style:style style:name="P30" style:family="paragraph" style:parent-style-name="Standard" style:list-style-name="L12">
      <style:paragraph-properties fo:margin-left="0.9846in" fo:margin-right="0in" fo:margin-top="0in" fo:margin-bottom="0.1in" fo:text-indent="0in" style:auto-text-indent="false"/>
      <style:text-properties fo:font-weight="normal" style:font-weight-asian="normal" style:font-weight-complex="normal"/>
    </style:style>
    <style:style style:name="P31" style:family="paragraph" style:parent-style-name="Standard" style:list-style-name="L15">
      <style:paragraph-properties fo:margin-left="0.9846in" fo:margin-right="0in" fo:margin-top="0in" fo:margin-bottom="0.1in" fo:text-indent="0in" style:auto-text-indent="false"/>
      <style:text-properties fo:font-weight="normal" style:font-weight-asian="normal" style:font-weight-complex="normal"/>
    </style:style>
    <style:style style:name="P32" style:family="paragraph" style:parent-style-name="Standard" style:list-style-name="L26">
      <style:paragraph-properties fo:margin-left="0.9846in" fo:margin-right="0in" fo:margin-top="0in" fo:margin-bottom="0.1in" fo:text-indent="0in" style:auto-text-indent="false"/>
      <style:text-properties fo:font-weight="normal" style:font-weight-asian="normal" style:font-weight-complex="normal"/>
    </style:style>
    <style:style style:name="P33" style:family="paragraph" style:parent-style-name="Standard" style:list-style-name="L29">
      <style:paragraph-properties fo:margin-left="0.9846in" fo:margin-right="0in" fo:margin-top="0in" fo:margin-bottom="0.1in" fo:text-indent="0in" style:auto-text-indent="false"/>
      <style:text-properties fo:font-weight="normal" style:font-weight-asian="normal" style:font-weight-complex="normal"/>
    </style:style>
    <style:style style:name="P34" style:family="paragraph" style:parent-style-name="Standard" style:list-style-name="L29">
      <style:paragraph-properties fo:margin-left="0.9846in" fo:margin-right="0in" fo:margin-top="0in" fo:margin-bottom="0.1in" fo:text-indent="0in" style:auto-text-indent="false"/>
      <style:text-properties fo:font-weight="normal" style:font-weight-asian="normal" style:font-weight-complex="normal"/>
    </style:style>
    <style:style style:name="P35" style:family="paragraph" style:parent-style-name="Standard" style:list-style-name="L29">
      <style:paragraph-properties fo:margin-left="0.9846in" fo:margin-right="0in" fo:margin-top="0in" fo:margin-bottom="0.1in" fo:text-indent="0in" style:auto-text-indent="false"/>
      <style:text-properties fo:font-weight="normal" style:font-weight-asian="normal" style:font-weight-complex="normal"/>
    </style:style>
    <style:style style:name="P36" style:family="paragraph" style:parent-style-name="Standard" style:list-style-name="L29">
      <style:paragraph-properties fo:margin-left="0.9846in" fo:margin-right="0in" fo:margin-top="0in" fo:margin-bottom="0.1in" fo:text-indent="0in" style:auto-text-indent="false"/>
      <style:text-properties fo:font-weight="normal" style:font-weight-asian="normal" style:font-weight-complex="normal"/>
    </style:style>
    <style:style style:name="P37" style:family="paragraph" style:parent-style-name="Standard" style:list-style-name="L14">
      <style:paragraph-properties fo:margin-left="0.9846in" fo:margin-right="0in" fo:text-indent="0in" style:auto-text-indent="false"/>
    </style:style>
    <style:style style:name="P38" style:family="paragraph" style:parent-style-name="Standard" style:list-style-name="L9">
      <style:paragraph-properties fo:margin-left="1.4772in" fo:margin-right="0in" fo:margin-top="0in" fo:margin-bottom="0.1in" fo:text-indent="0in" style:auto-text-indent="false"/>
      <style:text-properties fo:font-weight="normal" style:font-weight-asian="normal" style:font-weight-complex="normal"/>
    </style:style>
    <style:style style:name="P39" style:family="paragraph" style:parent-style-name="Standard" style:list-style-name="L25">
      <style:paragraph-properties fo:margin-left="1.4772in" fo:margin-right="0in" fo:margin-top="0in" fo:margin-bottom="0.1in" fo:text-indent="0in" style:auto-text-indent="false"/>
      <style:text-properties fo:font-weight="normal" style:font-weight-asian="normal" style:font-weight-complex="normal"/>
    </style:style>
    <style:style style:name="P40" style:family="paragraph" style:parent-style-name="Standard" style:list-style-name="L27">
      <style:paragraph-properties fo:margin-left="1.4772in" fo:margin-right="0in" fo:margin-top="0in" fo:margin-bottom="0.1in" fo:text-indent="0in" style:auto-text-indent="false"/>
      <style:text-properties fo:font-weight="normal" style:font-weight-asian="normal" style:font-weight-complex="normal"/>
    </style:style>
    <style:style style:name="P41" style:family="paragraph" style:parent-style-name="Standard" style:list-style-name="L31">
      <style:paragraph-properties fo:margin-left="1.4772in" fo:margin-right="0in" fo:margin-top="0in" fo:margin-bottom="0.1in" fo:text-indent="0in" style:auto-text-indent="false"/>
      <style:text-properties fo:font-weight="normal" style:font-weight-asian="normal" style:font-weight-complex="normal"/>
    </style:style>
    <style:style style:name="P42" style:family="paragraph" style:parent-style-name="Standard" style:list-style-name="L14">
      <style:paragraph-properties fo:margin-left="1.4898in" fo:margin-right="0in" fo:text-indent="-0.5in" style:auto-text-indent="false">
        <style:tab-stops/>
      </style:paragraph-properties>
    </style:style>
    <style:style style:name="P43" style:family="paragraph" style:parent-style-name="Standard" style:list-style-name="L14">
      <style:paragraph-properties fo:margin-left="1.4772in" fo:margin-right="0in" fo:margin-top="0in" fo:margin-bottom="0.1in" fo:text-indent="-0.5102in" style:auto-text-indent="false">
        <style:tab-stops/>
      </style:paragraph-properties>
      <style:text-properties fo:font-weight="normal" style:font-weight-asian="normal" style:font-weight-complex="normal"/>
    </style:style>
    <style:style style:name="P44" style:family="paragraph" style:parent-style-name="Standard" style:list-style-name="L14">
      <style:paragraph-properties fo:margin-left="1.5in" fo:margin-right="0in" fo:margin-top="0in" fo:margin-bottom="0.1in" fo:text-indent="-0.5102in" style:auto-text-indent="false">
        <style:tab-stops/>
      </style:paragraph-properties>
    </style:style>
    <style:style style:name="P45" style:family="paragraph" style:parent-style-name="Standard" style:list-style-name="L16">
      <style:paragraph-properties fo:margin-left="1.5in" fo:margin-right="0in" fo:margin-top="0in" fo:margin-bottom="0.1in" fo:text-indent="-0.5209in" style:auto-text-indent="false">
        <style:tab-stops>
          <style:tab-stop style:position="0.4689in"/>
        </style:tab-stops>
      </style:paragraph-properties>
      <style:text-properties fo:font-weight="normal" style:font-weight-asian="normal" style:font-weight-complex="normal"/>
    </style:style>
    <style:style style:name="P46" style:family="paragraph" style:parent-style-name="Standard" style:list-style-name="L19">
      <style:paragraph-properties fo:margin-left="0in" fo:margin-right="0in" fo:margin-top="0in" fo:margin-bottom="0.1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style>
    <style:style style:name="T4" style:family="text">
      <style:text-properties style:text-position="super 58%"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 618</text:p>
      <text:p text:style-name="P1">Spring Campout 2008</text:p>
      <text:p text:style-name="Standard"/>
      <text:list text:style-name="L1">
        <text:list-item>
          <text:p text:style-name="P7">Date – <text:span text:style-name="T2">May 30</text:span><text:span text:style-name="T4">th</text:span><text:span text:style-name="T2"> – June 1st</text:span></text:p>
          <text:p text:style-name="P9"><text:span text:style-name="T1">Location - </text:span><text:span text:style-name="T2">Washington Monument State Park</text:span></text:p>
        </text:list-item>
        <text:list-item>
          <text:p text:style-name="P9"><text:span text:style-name="T1">Description -</text:span> This year, our Spring campout will be at the Washington Monument State Park in Western Maryland. <text:s/>(<text:a xlink:type="simple" xlink:href="http://www.dnr.state.md.us/publiclands/western/washington.html">http://www.dnr.state.md.us/publiclands/western/washington.html</text:a>) <text:s/>A map of the area and directions will be provided.</text:p>
        </text:list-item>
        <text:list-item>
          <text:p text:style-name="P7">Goal – <text:span text:style-name="T2">The goal of this campout is for our Pack families to enjoy being outdoors with their Scouts (and siblings) and the other Pack families. <text:s/>It affords us the opportunity to work together in a friendly, cooperative manner that ensures enjoyment for all participants. <text:s/>This is meant to be a “gentle” initiation into the world of camping. <text:s/>The main goal is for each and every one of use to have FUN!!</text:span></text:p>
        </text:list-item>
        <text:list-item>
          <text:p text:style-name="P7">Who may attend - <text:s/><text:span text:style-name="T2">All Scout family members, including extended family may attend this activity. <text:s/>In addition, friends of Scout families may also attend but may incur nominal costs to cover meals and material. <text:s/></text:span></text:p>
        </text:list-item>
        <text:list-item>
          <text:p text:style-name="P7">Sign-Up Sheet<text:span text:style-name="T2"> – We request that you go to our sign-up sheet as soon as possible to sign up for the campout. <text:s/>We need to get a head-count quickly so that we may plan appropriately. <text:s/>The website is : “</text:span><text:a xlink:type="simple" xlink:href="http://www.editgrid.com/user/pack618/Spring_Campout_2008"><text:span text:style-name="T2">http://www.editgrid.com/user/pack618/Spring_Campout_2008</text:span></text:a><text:span text:style-name="T2">”. <text:s/>The user-name and password are “pack618”.</text:span></text:p>
        </text:list-item>
        <text:list-item>
          <text:p text:style-name="P7">Early Dismissal<text:span text:style-name="T2"> – this year, we will be working early dismissal a little differently, based upon a request from the school. <text:s/>The sign-up sheet has columns for the names and classes for Scouts and siblings that need early dismissal. <text:s/>We will have one of our leaders stop in to the office prior to 2PM and be in charge of the students. <text:s/>They will all be released at once so that the classrooms are not interupted continuously all afternoon as parents come to pick up their child. <text:s/>The list will be submitted prior to the date of the campout.</text:span></text:p>
        </text:list-item>
        <text:list-item>
          <text:p text:style-name="P7">Forms<text:span text:style-name="T2"> -Please fill out these forms and submit them to your den leader or anyone that's on the Pack Leadership committee. <text:s text:c="2"/>Please do this at your earliest convenience as we MUST have these forms on file.</text:span></text:p>
        </text:list-item>
      </text:list>
      <text:list text:style-name="L2">
        <text:list-item>
          <text:p>Medical forms – each person that participates in this activity must provide us with a medical information form. <text:s/>NO EXCEPTIONS! <text:s/>Copies of these forms will be kept with the Pack First Aid kit and will be used to help resolve any medical condition/issue. <text:s/></text:p>
        </text:list-item>
        <text:list-item>
          <text:p>Contact information – We need to have contact information for all parents/adult-guardians of our Scouts. <text:s/>This information will be used to contact family members, neighbors or friends in case of an emergency situation.</text:p>
        </text:list-item>
        <text:list-item>
          <text:p>Informed Consent – parents must sign a form that explains the risks of such an event. <text:s text:c="2"/>We'll be camping and hiking in natural surroundings where kids and adults alike may run into situations that may pose a slight risk (bees, poison ivy, etc.) <text:s/></text:p>
        </text:list-item>
      </text:list>
      <text:list text:style-name="L1" text:continue-numbering="true">
        <text:list-item>
          <text:p text:style-name="P7">Permit – <text:span text:style-name="T2">A “Tour Permit” must be obtained <text:s/>by the Pack's Leadership from the National Pike District Council prior to the campout since this destination is outside of Howard County. <text:s/>This ensures that we will be covered by BSA insurance. <text:s/>Mr. Victor Frazier will be obtaining this form for the Pack.</text:span></text:p>
        </text:list-item>
        <text:list-item>
          <text:p text:style-name="P7"><text:soft-page-break/>Overall rules - <text:s/><text:span text:style-name="T2">The following rules for Cub Scout activities are dictated by Boy Scouts Of America and the National Pike Council. <text:s/>They are intended to ensure that we provide a safe and enjoyable experience for all of our Scout families. <text:s/></text:span></text:p>
        </text:list-item>
      </text:list>
      <text:list text:style-name="L3">
        <text:list-item>
          <text:p text:style-name="P10">Drugs – Under NO circumstances will Pack families be allowed to carry, consume or attempt to sell illegal substances at ANY Cub Scout activity. <text:s/>This is a “Zero-Tolerance” rule and will be strictly enforced and reported to the appropriate authorities.</text:p>
        </text:list-item>
        <text:list-item>
          <text:p text:style-name="P10">Alcohol – Like illegal substances, there will be NO alcohol allowed at Cub Scout activities. <text:s/>There are NO EXCEPTIONS or negotiations on this rule. <text:s/>If a Pack family member is seen consuming alcohol or evidence of alcohol use (can be smelled on breath or exhibits impaired judgment or activity), the person will be invited to leave camp. Simply put, if you bring alcohol to a Cub Scout activity, you are in direct violation of BSA and National Pike directives. <text:s/>You jeopardize not only the safety of our Pack families, but leave us open to potential legal and financial liability.</text:p>
        </text:list-item>
        <text:list-item>
          <text:p text:style-name="P10">Tobacco use – BSA <text:s/>and the District Council have strict guidelines for the use of tobacco products at BSA-approved activities. <text:s/>For smokers, a designated smoking area will be set up (if needed) that is in an area that is away from the Scouts, preferably totally obscured from their vision. <text:s/>There will be no smoking permitted around the Scouts, including during activities such as hikes, games or meals.</text:p>
        </text:list-item>
        <text:list-item>
          <text:p text:style-name="P10">No liquid fuels are permitted. <text:s/>The only types of stoves allowed are ones that operate using propane or wood/charcoal. <text:s/>This meas that “white gas” devices cannot be brought to the campsite.</text:p>
        </text:list-item>
        <text:list-item>
          <text:p text:style-name="P10">Sleeping arrangements – the following guidelines dictate sleeping arrangements as dictated by the BSA and National Pike District Council:</text:p>
        </text:list-item>
      </text:list>
      <text:list text:style-name="L4">
        <text:list-item>
          <text:p text:style-name="P28">Scouts can ONLY sleep in the same tent with an adult if that adult (or adults) is/are their father, mother or legal guardian. <text:s/></text:p>
        </text:list-item>
        <text:list-item>
          <text:p text:style-name="P28">Scouts can sleep in the same tent with other Scouts.</text:p>
        </text:list-item>
        <text:list-item>
          <text:p text:style-name="P28">Unmarried adults CANNOT sleep in the same tent.</text:p>
        </text:list-item>
        <text:list-item>
          <text:p text:style-name="P28">Siblings that attend the campout cannot sleep in the same tent as Scouts from other families.</text:p>
        </text:list-item>
      </text:list>
      <text:list text:style-name="L1" text:continue-numbering="true">
        <text:list-item>
          <text:p text:style-name="P7">Safety – <text:span text:style-name="T2">Mr. Rob Wallace is in charge of “Safety” for this outing. <text:s/>We will all be taking direction and instruction from him concerning camp safety. <text:s/>Some of the issues he will cover are:</text:span></text:p>
        </text:list-item>
      </text:list>
      <text:list text:style-name="L5">
        <text:list-item>
          <text:p text:style-name="P21">First Aid - </text:p>
        </text:list-item>
        <text:list-item>
          <text:p text:style-name="P21">Sanitation</text:p>
        </text:list-item>
        <text:list-item>
          <text:p text:style-name="P21">Campfire rules</text:p>
        </text:list-item>
        <text:list-item>
          <text:p text:style-name="P21">Maps/Directions to nearest hospital</text:p>
        </text:list-item>
      </text:list>
      <text:list text:style-name="L1" text:continue-numbering="true">
        <text:list-item>
          <text:p text:style-name="P7">Meals <text:s/>– <text:span text:style-name="T2">The group</text:span> <text:span text:style-name="T2">meal on Saturday night will be cooked by a combination of adults/leaders and Scouts. <text:s/>The cooks for each meal will be responsible for purchasing the appropriate quantities of needed food and preparation items.</text:span></text:p>
        </text:list-item>
        <text:list-item>
          <text:p text:style-name="P7">Bathroom facilities - <text:s/><text:span text:style-name="T2">Issues that will be covered are:</text:span></text:p>
        </text:list-item>
      </text:list>
      <text:list text:style-name="L6">
        <text:list-item>
          <text:p text:style-name="P11"><text:soft-page-break/>Using the “Buddy System”</text:p>
        </text:list-item>
        <text:list-item>
          <text:p text:style-name="P11">Posting Guards</text:p>
        </text:list-item>
        <text:list-item>
          <text:p text:style-name="P11">Showering (if available) - </text:p>
        </text:list-item>
      </text:list>
      <text:list text:style-name="L1" text:continue-numbering="true">
        <text:list-item>
          <text:p text:style-name="P7">Activities -</text:p>
        </text:list-item>
      </text:list>
      <text:list text:style-name="L7">
        <text:list-item>
          <text:p text:style-name="P22">Arrival – Tent setup</text:p>
        </text:list-item>
        <text:list-item>
          <text:p text:style-name="P22">Hiking - </text:p>
        </text:list-item>
      </text:list>
      <text:list text:style-name="L8">
        <text:list-item>
          <text:p text:style-name="P29">All adult participants will be given a printed topographical map of the area with the hiking trail marked on it. <text:s/></text:p>
        </text:list-item>
        <text:list-item>
          <text:p text:style-name="P29">Hike leader – The Hike Leader will be at the front of the group at all times. <text:s/>He/she will carry a two-way radio in order to communicate with the adults that will be stationed at various points throughout the hiking group.</text:p>
        </text:list-item>
        <text:list-item>
          <text:p text:style-name="P29">Hike trailer – This adult will always be located after the last Scout on the hike and will be in communication with the hike leader as necessary to keep the group safe and organized.</text:p>
        </text:list-item>
        <text:list-item>
          <text:p text:style-name="P29">Injury/Emergency – if an injury occurs, adults on the hike will be assigned to assist the injured hiker. <text:s/></text:p>
        </text:list-item>
      </text:list>
      <text:list text:style-name="L9">
        <text:list-item>
          <text:p text:style-name="P38">Minor injury - If the injury is minor, the adult(s) and injured hiker will self-treat the injury and decide whether to re-join the group. <text:s/>The main group will proceed.</text:p>
        </text:list-item>
        <text:list-item>
          <text:p text:style-name="P38">Major Injury – Adults will assist the injured person and seek emergency medical attention. <text:s/>The hike leader will make the decision to either continue the hike or to end it and return to camp.</text:p>
        </text:list-item>
        <text:list-item>
          <text:p text:style-name="P38">Dangerous conditions – If, at any time during the hike, a dangerous condition is observed by hike participants, the hike leader will immediately call off the hike and use all due caution in bringing the Scouts and family members safely back to camp.</text:p>
        </text:list-item>
      </text:list>
      <text:list text:style-name="L7">
        <text:list-item text:start-value="1">
          <text:p text:style-name="P22">Large-Group games – <text:span text:style-name="T2">Mr. Josh Moody will be in charge of keeping the Scouts and adults busy during designated times with group games. <text:s/></text:span></text:p>
        </text:list-item>
        <text:list-item>
          <text:p text:style-name="P22">“Scouts' Own” Service –<text:span text:style-name="T2"> This is a non-denominational, inspirational type of service that will occur on Sunday morning. <text:s/>Our Cubmaster, Mr. David Hall will organize this part of the itinerary.</text:span></text:p>
        </text:list-item>
        <text:list-item>
          <text:p text:style-name="P22">Breaking Camp - Leaving</text:p>
        </text:list-item>
      </text:list>
      <text:list text:style-name="L1" text:continue-numbering="true">
        <text:list-item>
          <text:p text:style-name="P7">Campfire – <text:span text:style-name="T2">Saturday night after the group meal, we will have a campfire program comprised of traditional Cub Scout skits and/or stories and songs. <text:s/>There'll also be a “bridging ceremony” since the Scouts officially transition from their current rank to their next rank on June 1</text:span><text:span text:style-name="T4">st</text:span><text:span text:style-name="T2">.</text:span></text:p>
        </text:list-item>
      </text:list>
      <text:list text:style-name="L10">
        <text:list-item>
          <text:p text:style-name="P12">Announcements</text:p>
        </text:list-item>
        <text:list-item>
          <text:p text:style-name="P12">Bridging ceremony</text:p>
        </text:list-item>
        <text:list-item>
          <text:p text:style-name="P12">Stories</text:p>
        </text:list-item>
        <text:list-item>
          <text:p text:style-name="P12"><text:soft-page-break/>Skits</text:p>
        </text:list-item>
        <text:list-item>
          <text:p text:style-name="P12">Inspirational readings</text:p>
        </text:list-item>
      </text:list>
      <text:list text:style-name="L1" text:continue-numbering="true">
        <text:list-item>
          <text:p text:style-name="P7">Agenda - <text:s/><text:span text:style-name="T2">The following is a rough agenda for our Spring Campout. <text:s/>The agenda will be followed as closely as possible, but is meant to be dynamic in nature. <text:s/>Ultimately, the Cubmaster and Assistant Cubmaster will make decisions during the activity that will affect the schedule.</text:span></text:p>
        </text:list-item>
      </text:list>
      <text:list text:style-name="L11">
        <text:list-item>
          <text:p text:style-name="P13">Day 1</text:p>
        </text:list-item>
      </text:list>
      <text:list text:style-name="L12">
        <text:list-item>
          <text:p text:style-name="P30">1400<text:tab/>Meet at CCES to organize caravan.</text:p>
        </text:list-item>
        <text:list-item>
          <text:p text:style-name="P30">1700<text:tab/>Arrive at campsite. <text:s/>Set up tents and bedding.</text:p>
        </text:list-item>
        <text:list-item>
          <text:p text:style-name="P30">1830<text:tab/>Everyone is on their own for dinner.</text:p>
        </text:list-item>
        <text:list-item>
          <text:p text:style-name="P30">2000<text:tab/>Organize a “Large-Group” game for the Scouts and siblings.</text:p>
        </text:list-item>
        <text:list-item>
          <text:p text:style-name="P30">2200<text:tab/>Hot cocoa and healthy snacks (“cracker barrel”).</text:p>
        </text:list-item>
        <text:list-item>
          <text:p text:style-name="P30">2230<text:tab/>Get ready for bed and settle down into tents for the night.</text:p>
        </text:list-item>
      </text:list>
      <text:list text:style-name="L13">
        <text:list-item>
          <text:p text:style-name="P14">Day 2</text:p>
        </text:list-item>
      </text:list>
      <text:list text:style-name="L14">
        <text:list-item>
          <text:p text:style-name="P37">0630<text:tab/>Start boiling water for coffee, hot cocoa, breakfast needs and dishwater.</text:p>
        </text:list-item>
        <text:list-item>
          <text:p text:style-name="P42">0700<text:tab/>Everyone is on their own for breakfast. <text:s/><text:span text:style-name="T2">(we can fire up the grills with the griddles so that everyone can cook pancakes, etc.)</text:span></text:p>
        </text:list-item>
        <text:list-item>
          <text:p text:style-name="P37">0800<text:tab/>Start cleaning up breakfast dishes, etc.</text:p>
        </text:list-item>
        <text:list-item>
          <text:p text:style-name="P43">0800<text:tab/>Small-group games (throwing Nerf footballs around, try to find interesting items in area, etc.)</text:p>
        </text:list-item>
        <text:list-item>
          <text:p text:style-name="P44"><text:span text:style-name="T2">0900<text:tab/>Raise US Flag with ceremony. <text:s/>Welcome families and review ground </text:span>rules.</text:p>
        </text:list-item>
        <text:list-item>
          <text:p text:style-name="P44">0930<text:tab/>Hike AT from Washington Monument to Greenbriar state park, (we will need to hike to a point on Boonesboro road, the trail into the park, "Bartman", is way too rugged for us). <text:s/>The hike will take at least 2 hours.</text:p>
        </text:list-item>
        <text:list-item>
          <text:p text:style-name="P44">1200<text:tab/>Hike ends. <text:s/>Car-shuttle back to campground.</text:p>
        </text:list-item>
        <text:list-item>
          <text:p text:style-name="P44">1230<text:tab/>Lunch on your own.</text:p>
        </text:list-item>
        <text:list-item>
          <text:p text:style-name="P44">1330<text:tab/>Free time/Large-group games/den-based activities.</text:p>
        </text:list-item>
        <text:list-item>
          <text:p text:style-name="P44">1530<text:tab/>Designated leaders/adults and Webelos give a safe fire-building lesson.</text:p>
        </text:list-item>
        <text:list-item>
          <text:p text:style-name="P44">1600<text:tab/>Prep for dinner, start fires and coals for outdoor cooking </text:p>
        </text:list-item>
        <text:list-item>
          <text:p text:style-name="P44">1700<text:tab/>Start cooking evening meal. <text:s/>The boys will do a simple outdoor dish like pitta pizzas in alumium foil. “Silver Turtles” will be provided for the adults.</text:p>
        </text:list-item>
        <text:list-item>
          <text:p text:style-name="P44">1800<text:tab/>Pack eats evening meal</text:p>
        </text:list-item>
        <text:list-item>
          <text:p text:style-name="P44">1830<text:tab/>Designated adults and Scouts clean up trash and wash dishes.</text:p>
        </text:list-item>
        <text:list-item>
          <text:p text:style-name="P44">1900<text:tab/>Free Time</text:p>
        </text:list-item>
        <text:list-item>
          <text:p text:style-name="P44">2000<text:tab/>Lower the flag with ceremony. (this should be done at dusk) </text:p>
        </text:list-item>
        <text:list-item>
          <text:p text:style-name="P44"><text:soft-page-break/>2015<text:tab/>Prepare evening campfire, allowing Scouts to build proper tinder, kindling, fuel structure. <text:s/>Allow a Scout, under supervision, to light the evening fire.</text:p>
        </text:list-item>
        <text:list-item>
          <text:p text:style-name="P44">2045<text:tab/>Campfire program. <text:s/>(Announcements, Bridging, stories, skits and faith-based activities are all appropriate). <text:s/>Each den will be responsible for one skit/short activity.</text:p>
        </text:list-item>
        <text:list-item>
          <text:p text:style-name="P44">2200<text:tab/>Cracker barrel (snacks, hot cocoa)</text:p>
        </text:list-item>
        <text:list-item>
          <text:p text:style-name="P44">2230<text:tab/>Lights out.</text:p>
        </text:list-item>
      </text:list>
      <text:list text:style-name="L13">
        <text:list-item text:start-value="1">
          <text:p text:style-name="P14">Day 3</text:p>
        </text:list-item>
      </text:list>
      <text:list text:style-name="L15">
        <text:list-item>
          <text:p text:style-name="P31">0630<text:tab/>Start boiling water for coffee, hot cocoa, breakfast needs and dishwater.</text:p>
        </text:list-item>
      </text:list>
      <text:list text:style-name="L16">
        <text:list-item>
          <text:p text:style-name="P45">0700<text:tab/>Everyone is on their own for breakfast. <text:s/>(we can fire up the grills with the griddles so that everyone can cook pancakes, etc.)</text:p>
        </text:list-item>
      </text:list>
      <text:list text:style-name="L15">
        <text:list-item text:start-value="1">
          <text:p text:style-name="P31">0830<text:tab/>Start cleaning up breakfast dishes, etc.</text:p>
        </text:list-item>
        <text:list-item>
          <text:p text:style-name="P31">0830<text:tab/>Start breaking camp. <text:s/>Cleaning up campground.</text:p>
        </text:list-item>
        <text:list-item>
          <text:p text:style-name="P31">0930<text:tab/>“Scouts' Own” worship service.</text:p>
        </text:list-item>
        <text:list-item>
          <text:p text:style-name="P31">1000<text:tab/>Police campground to leave it better than we found it.</text:p>
        </text:list-item>
        <text:list-item>
          <text:p text:style-name="P31">1030<text:tab/>Closing.</text:p>
        </text:list-item>
        <text:list-item>
          <text:p text:style-name="P31">1045<text:tab/>Caravan back home.</text:p>
        </text:list-item>
      </text:list>
      <text:p text:style-name="P2">Planning</text:p>
      <text:p text:style-name="P3">The planning of the campout is critical to its success. <text:s/>In order to prevent “SUPRISES”, we must focus on the major items as described below. <text:s/>This is a planning guide for the leaders and other volunteers that have stepped forward to help organize the campout.</text:p>
      <text:list text:style-name="L17">
        <text:list-item>
          <text:p>Safety/First Aid – Mr. Rob Wallace will be in charge of all aspects of safety during the campout. <text:s/>The following is a list of some of the items that we will need for this event:</text:p>
        </text:list-item>
      </text:list>
      <text:list text:style-name="L18">
        <text:list-item>
          <text:p text:style-name="P15">Pack First Aid kit. <text:s/>(New, more comprehensive kit is on order)</text:p>
        </text:list-item>
        <text:list-item>
          <text:p text:style-name="P23"><text:span text:style-name="T2">Personal First Aid kits for each Scout. <text:s/>(these are on order)</text:span></text:p>
        </text:list-item>
        <text:list-item>
          <text:p text:style-name="P27">Safety whistle for each Scout and adult. (these are on order)</text:p>
        </text:list-item>
        <text:list-item>
          <text:p text:style-name="P15">Two <text:s/>rectangular containers for washing dishes.</text:p>
        </text:list-item>
        <text:list-item>
          <text:p text:style-name="P15">Small bottle of dish soap.</text:p>
        </text:list-item>
        <text:list-item>
          <text:p text:style-name="P15">Small bottle of chlorine bleach.</text:p>
        </text:list-item>
        <text:list-item>
          <text:p text:style-name="P15">Several nylon or plastic mesh “ditty bags”. <text:s/>(the ones that are like the bags that onions come in, but with larger holes are best. <text:s/>Non fabric type as the fabric allows bacteria growth.</text:p>
        </text:list-item>
        <text:list-item>
          <text:p text:style-name="P15">Enough hand-pump bottles of anti-bacterial hand sanitizer to last the entire weekend considering the number of attendees. <text:s/>There should be bottles available at the picnic tables or wherever convenient. <text:s/></text:p>
        </text:list-item>
        <text:list-item>
          <text:p text:style-name="P15">Paper towels for cooking and for wiping off hand-cleaner. <text:s/>Locate them in convenient places (picnic tables, restrooms, etc.) <text:s/>We have some in the Fort Knox storage facility.</text:p>
        </text:list-item>
        <text:list-item>
          <text:p text:style-name="P15">Hand soap should be available at the restrooms and refilled as-needed.</text:p>
        </text:list-item>
      </text:list>
      <text:list text:style-name="L17">
        <text:list-item text:start-value="1">
          <text:p>Meals</text:p>
        </text:list-item>
      </text:list>
      <text:list text:style-name="L19">
        <text:list-item>
          <text:p text:style-name="P16">Mr. Greg McCarty will be in charge of all facets of organizing the Saturday <text:s/>evening meal.</text:p>
        </text:list-item>
        <text:list-item>
          <text:p text:style-name="P16">Breakfast each morning – Families can cook their own breakfast on the griddles over the grills.</text:p>
        </text:list-item>
        <text:list-item>
          <text:p text:style-name="P16">Lunch Saturday – Families are on their own but can use the grills if desired.</text:p>
        </text:list-item>
        <text:list-item>
          <text:p text:style-name="P16">Trail food – don't forget to bring plenty of water and snacks for your family to consume on the trail. <text:s/>And please remember, we want to adhere to “Leave No Trace” ethics so please be sure to contain your trash and pack it out!</text:p>
        </text:list-item>
      </text:list>
      <text:list text:style-name="L20">
        <text:list-item>
          <text:p text:style-name="P4">Cooks:</text:p>
        </text:list-item>
      </text:list>
      <text:list text:style-name="L21">
        <text:list-item>
          <text:p text:style-name="P24">Greg McCarty and others as needed.</text:p>
        </text:list-item>
      </text:list>
      <text:list text:style-name="L22">
        <text:list-item>
          <text:p text:style-name="P5">Kitchen Patrol:</text:p>
        </text:list-item>
      </text:list>
      <text:list text:style-name="L23">
        <text:list-item>
          <text:p text:style-name="P25">Ms. Emmy Medina will be in charge of all aspects of cleanup after meals.</text:p>
        </text:list-item>
        <text:list-item>
          <text:p text:style-name="P25">Various Webelos and others will be asked to help in any way needed.</text:p>
        </text:list-item>
        <text:list-item>
          <text:p text:style-name="P25">Parent volunteers for these chores will be much appreciated.</text:p>
        </text:list-item>
      </text:list>
      <text:list text:style-name="L19">
        <text:list-header>
          <text:p text:style-name="P46"/>
        </text:list-header>
      </text:list>
      <text:list text:style-name="L24">
        <text:list-item>
          <text:p text:style-name="P6">Dinner Saturday night - <text:s/>Pita Pizza for the Scouts, cooked over open fire. <text:s/>Silver turtles <text:soft-page-break/>(chicken and beef, with vegetables and seasoning cooked in heavy-duty aluminum foil in the coals of the cooking fire) <text:s/>Vegetables cooked on propane stoves or grills. <text:s/>Garlic bread cooked on grills. <text:s/>Baked apples and cinnamon cooked in fire.</text:p>
        </text:list-item>
      </text:list>
      <text:list text:style-name="L28">
        <text:list-item>
          <text:p text:style-name="P18">Cooks:</text:p>
        </text:list-item>
      </text:list>
      <text:list text:style-name="L29">
        <text:list-item>
          <text:p text:style-name="P33">Victor Frazier</text:p>
        </text:list-item>
        <text:list-item>
          <text:p text:style-name="P33">Greg McCarty</text:p>
        </text:list-item>
        <text:list-item>
          <text:p text:style-name="P33">Adult volunteers</text:p>
        </text:list-item>
        <text:list-item>
          <text:p text:style-name="P33">Scouts</text:p>
        </text:list-item>
      </text:list>
      <text:list text:style-name="L17">
        <text:list-item text:start-value="1">
          <text:p>Hike – Our Cubmaster, Mr. Victor Frazier has worked out a plan for us to hike a portion of the Appalachian Trail. <text:s/>This will require some transporting of hikers a short distance via vehicles to the trailhead. <text:s/>Parents will be asked to help shuttle as needed. <text:s/>We'll HAVE to carpool since the parking area is small.</text:p>
        </text:list-item>
        <text:list-item>
          <text:p>Campfire – Our Cubmaster, Mr. David Hall, will be hosting this part of the program. <text:s/></text:p>
        </text:list-item>
        <text:list-item>
          <text:p text:style-name="P19">Dens will be responsible for skits, etc.</text:p>
        </text:list-item>
        <text:list-item>
          <text:p>Activities -</text:p>
        </text:list-item>
      </text:list>
      <text:list text:style-name="L33">
        <text:list-item>
          <text:p text:style-name="P20">Hike a portion of the Appalachian Trail</text:p>
        </text:list-item>
        <text:list-item>
          <text:p text:style-name="P20">Participate in “Large-Group Games”</text:p>
        </text:list-item>
        <text:list-item>
          <text:p text:style-name="P20">Pack family dinner</text:p>
        </text:list-item>
        <text:list-item>
          <text:p text:style-name="P20">Campfire Program</text:p>
        </text:list-item>
        <text:list-item>
          <text:p text:style-name="P20">Den activiti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3T10:47:57</meta:creation-date>
    <dc:creator>Ken Ross</dc:creator>
    <dc:date>2008-05-04T17:24:30</dc:date>
    <meta:editing-cycles>10</meta:editing-cycles>
    <meta:editing-duration>P3DT1H13M4S</meta:editing-duration>
    <meta:user-defined meta:name="Info 1"/>
    <meta:user-defined meta:name="Info 2"/>
    <meta:user-defined meta:name="Info 3"/>
    <meta:user-defined meta:name="Info 4"/>
    <meta:document-statistic meta:table-count="0" meta:image-count="0" meta:object-count="0" meta:page-count="7" meta:paragraph-count="130" meta:word-count="2300" meta:character-count="13613"/>
  </office:meta>
</office:document-meta>
</file>